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200000174543EC992081B43D6.jpg" manifest:media-type="image/jpeg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0f868c" officeooo:paragraph-rsid="000f868c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Beware of ticks!<draw:frame draw:style-name="fr1" draw:name="Image3" text:anchor-type="char" svg:x="4.0118in" svg:y="1.7272in" svg:width="4.3689in" svg:height="4.5909in" draw:z-index="2"><draw:image xlink:href="Pictures/100000000000016200000174543EC992081B43D6.jpg" xlink:type="simple" xlink:show="embed" xlink:actuate="onLoad" loext:mime-type="image/jpe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2:46:50.338843925</meta:creation-date>
    <meta:editing-duration>PT7M38S</meta:editing-duration>
    <meta:editing-cycles>2</meta:editing-cycles>
    <meta:generator>LibreOffice/6.4.5.2$Linux_X86_64 LibreOffice_project/40$Build-2</meta:generator>
    <dc:date>2020-08-10T12:54:24.238903550</dc:date>
    <meta:document-statistic meta:table-count="0" meta:image-count="3" meta:object-count="0" meta:page-count="1" meta:paragraph-count="1" meta:word-count="3" meta:character-count="16" meta:non-whitespace-character-count="14"/>
  </office:meta>
</office:document-meta>
</file>